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3cm" draw:fill="none" draw:textarea-vertical-align="middl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5.663cm" fo:min-width="34.8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06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5.312cm" fo:min-width="3.5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5.166cm" fo:min-width="5.01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5.166cm" fo:min-width="5.166cm"/>
      <style:paragraph-properties style:writing-mode="lr-tb"/>
    </style:style>
    <style:style style:name="gr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902cm" fo:min-width="4.652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128cm" fo:min-width="5.878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 style:list-style-name="L1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452cm" fo:min-width="9.452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902cm" fo:min-width="7.152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902cm" fo:min-width="7.402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5.214cm" fo:min-width="4.464cm"/>
      <style:paragraph-properties style:writing-mode="lr-tb"/>
    </style:style>
    <style:style style:name="gr13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128cm" fo:min-width="7.128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902cm" fo:min-width="5.902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6.375cm" svg:y1="12.75cm" svg:x2="16.375cm" svg:y2="25cm" draw:end-shape="id1" draw:end-glue-point="0" svg:d="M16375 12750v12250" svg:viewBox="0 0 1 12251">
          <text:p/>
        </draw:connector>
        <draw:custom-shape draw:style-name="gr2" draw:text-style-name="P2" draw:layer="layout" svg:width="39.604cm" svg:height="10.25cm" svg:x="1cm" svg:y="5.891cm">
          <text:p/>
          <draw:enhanced-geometry svg:viewBox="0 0 21600 21600" draw:text-areas="0 ?f0 ?f5 ?f2" draw:type="right-arrow" draw:modifiers="17546.6471464798 4570.324846356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7.567cm" svg:height="1.517cm" svg:x="2cm" svg:y="2.5cm">
          <draw:text-box>
            <text:p><text:span text:style-name="T1">Entwicklung des SVWS-Servers</text:span></text:p>
          </draw:text-box>
        </draw:frame>
        <draw:custom-shape draw:style-name="gr4" draw:text-style-name="P4" draw:layer="layout" svg:width="4.5cm" svg:height="6cm" svg:x="1.75cm" svg:y="6.75cm">
          <text:p text:style-name="P4">2021</text:p>
          <text:p text:style-name="P4"/>
          <text:p text:style-name="P4">Projektstart</text:p>
          <text:p text:style-name="P4">Aufbau des Tea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6.1cm" svg:height="6cm" svg:x="6.7cm" svg:y="6.75cm">
          <text:p text:style-name="P4">2022</text:p>
          <text:p text:style-name="P4"/>
          <text:p text:style-name="P4">Rollout </text:p>
          <text:p text:style-name="P4">Schild 3.0 </text:p>
          <text:p text:style-name="P4">&amp; </text:p>
          <text:p text:style-name="P4">SVWS-Server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6.25cm" svg:height="6cm" svg:x="13.25cm" svg:y="6.75cm">
          <text:p text:style-name="P4">2023</text:p>
          <text:p text:style-name="P4"/>
          <text:p text:style-name="P4">Weiterentwicklung</text:p>
          <text:p text:style-name="P4">des SVWS-Client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6.25cm" svg:height="6cm" svg:x="20cm" svg:y="6.75cm">
          <text:p text:style-name="P4">2024</text:p>
          <text:p text:style-name="P4"/>
          <text:p text:style-name="P4">Einbindung des Statistik Modu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2.9cm" svg:x1="9.75cm" svg:y1="12.75cm" svg:x2="6.75cm" svg:y2="20cm" draw:start-shape="id2" draw:start-glue-point="2" draw:end-shape="id3" draw:end-glue-point="0" svg:d="M9750 12750v6500h-3000v750" svg:viewBox="0 0 3001 7251">
          <text:p/>
        </draw:connector>
        <draw:custom-shape draw:style-name="gr7" draw:text-style-name="P6" xml:id="id4" draw:id="id4" draw:layer="layout" svg:width="5.5cm" svg:height="2.5cm" svg:x="7cm" svg:y="25cm">
          <text:p text:style-name="P5"><text:span text:style-name="T2">Noten-</text:span></text:p>
          <text:p text:style-name="P5"><text:span text:style-name="T2">eingabemod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9.75cm" svg:y1="12.75cm" svg:x2="9.75cm" svg:y2="25cm" draw:start-shape="id2" draw:start-glue-point="2" draw:end-shape="id4" draw:end-glue-point="0" svg:d="M9750 12750v12250" svg:viewBox="0 0 1 12251">
          <text:p/>
        </draw:connector>
        <draw:custom-shape draw:style-name="gr8" draw:text-style-name="P6" xml:id="id5" draw:id="id5" draw:layer="layout" svg:width="6.75cm" svg:height="2.75cm" svg:x="1.5cm" svg:y="16cm">
          <text:p text:style-name="P5"><text:span text:style-name="T2">Veröffentlichung des </text:span></text:p>
          <text:p text:style-name="P5"><text:span text:style-name="T2">OpenSource-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65cm" svg:x1="9.75cm" svg:y1="12.75cm" svg:x2="4.875cm" svg:y2="16cm" draw:start-shape="id2" draw:start-glue-point="2" draw:end-shape="id5" draw:end-glue-point="0" svg:d="M9750 12750v2250h-4875v1000" svg:viewBox="0 0 4876 3251">
          <text:p/>
        </draw:connector>
        <draw:connector draw:style-name="gr1" draw:text-style-name="P1" draw:layer="layout" svg:x1="16.375cm" svg:y1="12.75cm" svg:x2="16.375cm" svg:y2="14.7cm" draw:start-shape="id6" draw:start-glue-point="2" draw:end-shape="id7" draw:end-glue-point="0" svg:d="M16375 12750v1950" svg:viewBox="0 0 1 1951">
          <text:p/>
        </draw:connector>
        <draw:custom-shape draw:style-name="gr9" draw:text-style-name="P8" xml:id="id9" draw:id="id9" draw:layer="layout" svg:width="10.25cm" svg:height="2cm" svg:x="11.25cm" svg:y="22cm">
          <text:p text:style-name="P7"><text:span text:style-name="T2">Migrationen der Schulen </text:span><text:span text:style-name="T2"><text:line-break/></text:span><text:span text:style-name="T2">&amp; Fortbild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2.275cm" svg:x1="16.375cm" svg:y1="12.75cm" svg:x2="15cm" svg:y2="18.15cm" draw:start-shape="id6" draw:start-glue-point="2" draw:end-shape="id8" draw:end-glue-point="0" svg:d="M16375 12750v4950h-1375v450" svg:viewBox="0 0 1376 5401">
          <text:p/>
        </draw:connector>
        <draw:connector draw:style-name="gr1" draw:text-style-name="P1" draw:layer="layout" svg:x1="16.375cm" svg:y1="12.75cm" svg:x2="16.375cm" svg:y2="22cm" draw:start-shape="id6" draw:start-glue-point="2" draw:end-shape="id9" draw:end-glue-point="0" svg:d="M16375 12750v9250" svg:viewBox="0 0 1 9251">
          <text:p/>
        </draw:connector>
        <draw:custom-shape draw:style-name="gr10" draw:text-style-name="P6" xml:id="id8" draw:id="id8" draw:layer="layout" svg:width="8cm" svg:height="2.5cm" svg:x="11cm" svg:y="18.15cm">
          <text:p text:style-name="P5"><text:span text:style-name="T2">Schnittstellen</text:span></text:p>
          <text:p text:style-name="P5"><text:span text:style-name="T2">Schüler Online 2.0, ASD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7" draw:id="id7" draw:layer="layout" svg:width="8.25cm" svg:height="2.5cm" svg:x="12.25cm" svg:y="14.7cm">
          <text:p text:style-name="P5"><text:span text:style-name="T2">Reporting </text:span><text:span text:style-name="T2"><text:line-break/></text:span><text:span text:style-name="T2">&amp; Zeugnisdru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5.5cm" svg:height="6cm" svg:x="26.75cm" svg:y="6.75cm">
          <text:p text:style-name="P4">2025</text:p>
          <text:p text:style-name="P4"/>
          <text:p text:style-name="P4">Testlauf </text:p>
          <text:p text:style-name="P4">ASD<text:line-break/>mit dem<text:line-break/>SVWS-Server</text:p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3" draw:id="id3" draw:layer="layout" svg:width="8cm" svg:height="2.75cm" svg:x="2.75cm" svg:y="20cm">
          <text:p text:style-name="P5"><text:span text:style-name="T2">Laufbahnberatung und Kursplanu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" draw:id="id1" draw:layer="layout" svg:width="6.75cm" svg:height="2.5cm" svg:x="13cm" svg:y="25cm">
          <text:p text:style-name="P5"><text:span text:style-name="T2">UV-Modul und Stundenplanmod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1T15:44:42.289000000</meta:creation-date>
    <dc:date>2022-05-12T13:21:47.347000000</dc:date>
    <meta:editing-duration>PT15M41S</meta:editing-duration>
    <meta:editing-cycles>3</meta:editing-cycles>
    <meta:generator>LibreOffice/7.2.6.2$Windows_X86_64 LibreOffice_project/b0ec3a565991f7569a5a7f5d24fed7f52653d754</meta:generator>
    <meta:document-statistic meta:object-count="21"/>
  </office:meta>
</office:document-meta>
</file>